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63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false" fo:break-before="auto"/>
    </style:style>
    <style:style style:name="ro3" style:family="table-row">
      <style:table-row-properties style:row-height="25.7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8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8.25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5pt" style:use-optimal-row-height="false" fo:break-before="auto"/>
    </style:style>
    <style:style style:name="ro12" style:family="table-row">
      <style:table-row-properties style:row-height="60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office:value-type="string" table:number-columns-spanned="2" table:number-rows-spanned="1" table:style-name="ce16">
            <text:p>Dubreuil Pierre</text:p>
          </table:table-cell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office:value-type="float" office:value="12" table:formula="of:=RANDBETWEEN(0;17)" table:number-columns-spanned="2" table:number-rows-spanned="1" table:style-name="ce16">
            <text:p>12</text:p>
          </table:table-cell>
          <table:covered-table-cell/>
          <table:table-cell office:value-type="string" table:style-name="ce5">
            <text:p>Évaluation initiale</text:p>
            <text:p>(–,-,+/-,+,++) :</text:p>
          </table:table-cell>
          <table:table-cell office:value-type="string" table:style-name="ce6">
            <text:p>+</text:p>
          </table:table-cell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4" table:style-name="ce10"/>
          <table:table-cell office:value-type="string" table:style-name="ce24">
            <text:p>x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table:style-name="ce24"/>
          <table:table-cell office:value-type="string" table:style-name="ce24">
            <text:p>X</text:p>
          </table:table-cell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table:style-name="ce24"/>
          <table:table-cell office:value-type="string" table:style-name="ce24">
            <text:p>X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2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number-columns-spanned="2" table:number-rows-spanned="1" table:style-name="ce25">
            <text:p>X</text:p>
          </table:table-cell>
          <table:covered-table-cell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15"/>
          <table:table-cell table:number-columns-repeated="16377"/>
        </table:table-row>
        <table:table-row table:number-rows-repeated="1048549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Bruno</meta:initial-creator>
    <dc:creator>Pierre Dub</dc:creator>
    <meta:creation-date>2016-12-02T13:22:24Z</meta:creation-date>
    <dc:date>2020-05-04T11:40:52Z</dc:date>
    <meta:print-date>2019-01-08T13:36:34Z</meta:print-date>
    <meta:editing-cycles>16</meta:editing-cycles>
    <meta:editing-duration>PT376252S</meta:editing-duration>
  </office:meta>
</office:document-meta>
</file>